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There are several ways you can go about installing and running Prometheus. In this lesson, we briefly discuss a few available options. We then walk through the process of installing Prometheus on an Ubuntu server using pre-compiled binaries.</text:p>
      <text:p text:style-name="Text_20_body">Pre-compiled Prometheus binaries are available for download at <text:a xlink:type="simple" xlink:href="https://prometheus.io/download/" text:style-name="Internet_20_link" text:visited-style-name="Visited_20_Internet_20_Link">prometheus.io/download/</text:a>.</text:p>
      <text:p text:style-name="Text_20_body">Prometheus source code can be found at <text:a xlink:type="simple" xlink:href="https://github.com/prometheus/prometheus" text:style-name="Internet_20_link" text:visited-style-name="Visited_20_Internet_20_Link">github.com/prometheus/prometheus</text:a>.</text:p>
      <text:h text:style-name="Heading_20_4" text:outline-level="4"><text:bookmark text:name="relevant-documentation"/>Relevant Documentation</text:h>
      <text:list xml:id="list71925726" text:style-name="L1">
        <text:list-item>
          <text:p text:style-name="P2"><text:a xlink:type="simple" xlink:href="https://prometheus.io/docs/prometheus/latest/installation/" text:style-name="Internet_20_link" text:visited-style-name="Visited_20_Internet_20_Link">Prometheus Installation</text:a></text:p>
        </text:list-item>
      </text:list>
      <text:h text:style-name="Heading_20_4" text:outline-level="4"><text:bookmark text:name="lesson-reference"/>Lesson Reference</text:h>
      <text:p text:style-name="Text_20_body">Create a Cloud Playground server:</text:p>
      <text:list xml:id="list1177406194" text:style-name="L2">
        <text:list-item>
          <text:p text:style-name="P4">Distribution: <text:span text:style-name="Source_20_Text">Ubuntu 18.04 Bionic Beaver LTS</text:span></text:p>
        </text:list-item>
        <text:list-item>
          <text:p text:style-name="P4">Size: <text:span text:style-name="Source_20_Text">Small</text:span></text:p>
        </text:list-item>
        <text:list-item>
          <text:p text:style-name="P3">Tag: <text:span text:style-name="Source_20_Text">Prometheus</text:span></text:p>
        </text:list-item>
      </text:list>
      <text:p text:style-name="Text_20_body">Create a user, group, and directories for Prometheus:</text:p>
      <text:p text:style-name="P1"><text:span text:style-name="Source_20_Text">sudo useradd -M -r -s /bin/false prometheus</text:span></text:p>
      <text:p text:style-name="P1"><text:span text:style-name="Source_20_Text">sudo mkdir /etc/prometheus /var/lib/prometheus</text:span></text:p>
      <text:p text:style-name="Text_20_body">Download and extract the pre-compiled binaries:</text:p>
      <text:p text:style-name="P1"><text:span text:style-name="Source_20_Text">wget https://github.com/prometheus/prometheus/releases/download/v2.16.0/prometheus-2.16.0.linux-amd64.tar.gz</text:span></text:p>
      <text:p text:style-name="P1"><text:span text:style-name="Source_20_Text">tar xzf prometheus-2.16.0.linux-amd64.tar.gz prometheus-2.16.0.linux-amd64/</text:span></text:p>
      <text:p text:style-name="Text_20_body">Move the files from the downloaded archive to the appropriate locations and set ownership:</text:p>
      <text:p text:style-name="P1"><text:span text:style-name="Source_20_Text">sudo cp prometheus-2.16.0.linux-amd64/{prometheus,promtool} /usr/local/bin/</text:span></text:p>
      <text:p text:style-name="P1"><text:span text:style-name="Source_20_Text">sudo chown prometheus:prometheus /usr/local/bin/{prometheus,promtool}</text:span></text:p>
      <text:p text:style-name="P1"><text:span text:style-name="Source_20_Text">sudo cp -r prometheus-2.16.0.linux-amd64/{consoles,console_libraries} /etc/prometheus/</text:span></text:p>
      <text:p text:style-name="P1"><text:span text:style-name="Source_20_Text">sudo cp prometheus-2.16.0.linux-amd64/prometheus.yml /etc/prometheus/prometheus.yml</text:span></text:p>
      <text:p text:style-name="P1"><text:span text:style-name="Source_20_Text">sudo chown -R prometheus:prometheus /etc/prometheus</text:span></text:p>
      <text:p text:style-name="P1"><text:span text:style-name="Source_20_Text">sudo chown prometheus:prometheus /var/lib/prometheus</text:span></text:p>
      <text:p text:style-name="Text_20_body">Briefly test your setup by running Prometheus in the foreground:</text:p>
      <text:p text:style-name="P1"><text:span text:style-name="Source_20_Text">prometheus --config.file=/etc/prometheus/prometheus.yml</text:span></text:p>
      <text:p text:style-name="Text_20_body">Create a <text:span text:style-name="Source_20_Text">systemd</text:span> unit file for Prometheus:</text:p>
      <text:p text:style-name="P1"><text:span text:style-name="Source_20_Text">sudo vi /etc/systemd/system/prometheus.service</text:span></text:p>
      <text:p text:style-name="Text_20_body">Define the Prometheus service in the unit file:</text:p>
      <text:p text:style-name="Preformatted_20_Text"><text:soft-page-break/><text:span text:style-name="Source_20_Text">[Unit]</text:span></text:p>
      <text:p text:style-name="Preformatted_20_Text"><text:span text:style-name="Source_20_Text">Description=Prometheus Time Series Collection and Processing Server</text:span></text:p>
      <text:p text:style-name="Preformatted_20_Text"><text:span text:style-name="Source_20_Text">Wants=network-online.target</text:span></text:p>
      <text:p text:style-name="Preformatted_20_Text"><text:span text:style-name="Source_20_Text">After=network-online.target</text:span></text:p>
      <text:p text:style-name="Preformatted_20_Text"/>
      <text:p text:style-name="Preformatted_20_Text"><text:span text:style-name="Source_20_Text">[Service]</text:span></text:p>
      <text:p text:style-name="Preformatted_20_Text"><text:span text:style-name="Source_20_Text">User=prometheus</text:span></text:p>
      <text:p text:style-name="Preformatted_20_Text"><text:span text:style-name="Source_20_Text">Group=prometheus</text:span></text:p>
      <text:p text:style-name="Preformatted_20_Text"><text:span text:style-name="Source_20_Text">Type=simple</text:span></text:p>
      <text:p text:style-name="Preformatted_20_Text"><text:span text:style-name="Source_20_Text">ExecStart=/usr/local/bin/prometheus \</text:span></text:p>
      <text:p text:style-name="Preformatted_20_Text"><text:span text:style-name="Source_20_Text"><text:s text:c="4"/>--config.file /etc/prometheus/prometheus.yml \</text:span></text:p>
      <text:p text:style-name="Preformatted_20_Text"><text:span text:style-name="Source_20_Text"><text:s text:c="4"/>--storage.tsdb.path /var/lib/prometheus/ \</text:span></text:p>
      <text:p text:style-name="Preformatted_20_Text"><text:span text:style-name="Source_20_Text"><text:s text:c="4"/>--web.console.templates=/etc/prometheus/consoles \</text:span></text:p>
      <text:p text:style-name="Preformatted_20_Text"><text:span text:style-name="Source_20_Text"><text:s text:c="4"/>--web.console.libraries=/etc/prometheus/console_libraries</text:span></text:p>
      <text:p text:style-name="Preformatted_20_Text"/>
      <text:p text:style-name="Preformatted_20_Text"><text:span text:style-name="Source_20_Text">[Install]</text:span></text:p>
      <text:p text:style-name="P1"><text:span text:style-name="Source_20_Text">WantedBy=multi-user.target</text:span></text:p>
      <text:p text:style-name="Text_20_body">Start and enable the Prometheus service:</text:p>
      <text:p text:style-name="P1"><text:span text:style-name="Source_20_Text">sudo systemctl daemon-reload</text:span></text:p>
      <text:p text:style-name="P1"><text:span text:style-name="Source_20_Text">sudo systemctl start prometheus</text:span></text:p>
      <text:p text:style-name="P1"><text:span text:style-name="Source_20_Text">sudo systemctl enable prometheus</text:span></text:p>
      <text:p text:style-name="Text_20_body">Make an HTTP request to Prometheus to verify it is able to respond:</text:p>
      <text:p text:style-name="P1"><text:span text:style-name="Source_20_Text">curl localhost:9090</text:span></text:p>
      <text:p text:style-name="Text_20_body">You can also access Prometheus in a browser using the server's public IP address: <text:span text:style-name="Source_20_Text">http://&lt;PROMETHEUS_SERVER_PUBLIC_IP&gt;:9090</text:span>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8T21:51:21.095413883</meta:creation-date>
    <dc:date>2020-07-28T21:52:16.387465270</dc:date>
    <meta:editing-duration>PT55S</meta:editing-duration>
    <meta:editing-cycles>1</meta:editing-cycles>
    <meta:document-statistic meta:table-count="0" meta:image-count="0" meta:object-count="0" meta:page-count="2" meta:paragraph-count="50" meta:word-count="260" meta:character-count="2502" meta:non-whitespace-character-count="2285"/>
    <meta:generator>LibreOffice/6.0.7.3$Linux_X86_64 LibreOffice_project/00m0$Build-3</meta:generator>
  </office:meta>
</office:document-meta>
</file>